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0736in"/>
    </style:style>
    <style:style style:name="co13" style:family="table-column">
      <style:table-column-properties fo:break-before="auto" style:column-width="1.959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1.1339in"/>
    </style:style>
    <style:style style:name="co19" style:family="table-column">
      <style:table-column-properties fo:break-before="auto" style:column-width="0.952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6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5638in"/>
    </style:style>
    <style:style style:name="co29" style:family="table-column">
      <style:table-column-properties fo:break-before="auto" style:column-width="1.5835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2])" table:allow-empty-cell="true" table:display-list="unsorted" table:base-cell-address="Feuille1.X21"/>
        <table:content-validation table:name="val7" table:condition="of:cell-content-is-in-list([$Feuille1.$A$31:.$A$8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ce4"/>
        <table:table-column table:style-name="co10" table:default-cell-style-name="ce11"/>
        <table:table-column table:style-name="co9" table:default-cell-style-name="ce7"/>
        <table:table-column table:style-name="co10" table:default-cell-style-name="ce7"/>
        <table:table-column table:style-name="co14" table:default-cell-style-name="ce12"/>
        <table:table-column table:style-name="co15" table:default-cell-style-name="ce13"/>
        <table:table-column table:style-name="co16" table:default-cell-style-name="ce14"/>
        <table:table-column table:style-name="co17" table:default-cell-style-name="ce16"/>
        <table:table-column table:style-name="co18" table:default-cell-style-name="ce17"/>
        <table:table-column table:style-name="co19" table:default-cell-style-name="ce18"/>
        <table:table-column table:style-name="co20" table:default-cell-style-name="ce18"/>
        <table:table-column table:style-name="co21" table:default-cell-style-name="ce17"/>
        <table:table-column table:style-name="co22" table:default-cell-style-name="ce4"/>
        <table:table-column table:style-name="co23" table:default-cell-style-name="ce19"/>
        <table:table-column table:style-name="co20" table:default-cell-style-name="ce20"/>
        <table:table-column table:style-name="co24" table:default-cell-style-name="ce21"/>
        <table:table-column table:style-name="co25" table:default-cell-style-name="ce14"/>
        <table:table-column table:style-name="co1" table:default-cell-style-name="ce22"/>
        <table:table-column table:style-name="co26" table:default-cell-style-name="ce20"/>
        <table:table-column table:style-name="co27" table:default-cell-style-name="ce21"/>
        <table:table-column table:style-name="co28" table:default-cell-style-name="ce14"/>
        <table:table-column table:style-name="co29" table:default-cell-style-name="ce23"/>
        <table:table-column table:style-name="co30" table:number-columns-repeated="98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ntry</text:p>
          </table:table-cell>
          <table:table-cell office:value-type="float" office:value="70">
            <text:p>7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2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02:04:24.55</dc:date>
    <dc:creator>Wister </dc:creator>
    <meta:editing-duration>PT3H8M39S</meta:editing-duration>
    <meta:editing-cycles>178</meta:editing-cycles>
    <meta:document-statistic meta:table-count="1" meta:cell-count="1159" meta:object-count="0"/>
  </office:meta>
</office:document-meta>
</file>